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1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elliste – Prototy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duktname</text:p>
          </table:table-cell>
          <table:table-cell table:style-name="ce1" office:value-type="string" calcext:value-type="string">
            <text:p>Datenblatt</text:p>
          </table:table-cell>
          <table:table-cell table:style-name="ce1" office:value-type="string" calcext:value-type="string">
            <text:p>Shoplink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/>
          <table:table-cell office:value-type="string" calcext:value-type="string">
            <text:p>ACS758LCB-050B-PFF-T</text:p>
          </table:table-cell>
          <table:table-cell office:value-type="string" calcext:value-type="string">
            <text:p>http://www.farnell.com/datasheets/1934117.pdf?_ga=2.12644532.263973441.1545043918-288628130.1545043918</text:p>
          </table:table-cell>
          <table:table-cell office:value-type="string" calcext:value-type="string">
            <text:p>https://de.farnell.com/allegro-microsystems/acs758lcb-050b-pff-t/stromsensor-50a-40mv-a-bidirectional/dp/1791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msen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.00.0000</text:date>, <text:time style:data-style-name="N2" text:time-value="12:59:29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17T13:06:10.752000000</dc:date>
    <meta:editing-duration>PT6M41S</meta:editing-duration>
    <meta:editing-cycles>1</meta:editing-cycles>
    <meta:document-statistic meta:table-count="1" meta:cell-count="11" meta:object-count="0"/>
  </office:meta>
</office:document-meta>
</file>